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F40000022EB66120ACF94CA4E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5cm" svg:height="4.231cm" svg:x="0.7cm" svg:y="0.869cm">
          <draw:image xlink:href="Pictures/10000201000006F40000022EB66120ACF94CA4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5-11T10:53:27.752383000</dc:date>
    <meta:editing-duration>PT4H57S</meta:editing-duration>
    <meta:editing-cycles>3</meta:editing-cycles>
    <meta:generator>LibreOffice/5.2.6.2$MacOSX_X86_64 LibreOffice_project/a3100ed2409ebf1c212f5048fbe377c281438fdc</meta:generator>
    <meta:document-statistic meta:object-count="1"/>
  </office:meta>
</office:document-meta>
</file>